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hadeva" svg:font-family="Sahadev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Abstract">
      <style:text-properties style:font-name="Sahadeva" fo:font-size="15pt" fo:font-weight="normal" officeooo:rsid="0012cbe3" officeooo:paragraph-rsid="001e512c" style:font-size-asian="15pt" style:font-weight-asian="normal" style:font-size-complex="15pt" style:font-weight-complex="normal"/>
    </style:style>
    <style:style style:name="P2" style:family="paragraph" style:parent-style-name="Text">
      <style:paragraph-properties fo:margin-left="0cm" fo:margin-right="0cm" fo:text-indent="0cm" style:auto-text-indent="false"/>
      <style:text-properties style:font-name="Sahadeva" fo:font-size="16pt" officeooo:paragraph-rsid="00182ff6" style:font-size-asian="16pt" style:font-size-complex="16pt"/>
    </style:style>
    <style:style style:name="P3" style:family="paragraph" style:parent-style-name="Text">
      <style:paragraph-properties fo:margin-left="0cm" fo:margin-right="0cm" fo:text-indent="0cm" style:auto-text-indent="false"/>
      <style:text-properties style:font-name="Sahadeva" fo:font-size="16pt" fo:font-weight="normal" officeooo:rsid="0012cbe3" officeooo:paragraph-rsid="00182ff6" style:font-size-asian="16pt" style:font-weight-asian="normal" style:font-size-complex="16pt" style:font-weight-complex="normal"/>
    </style:style>
    <style:style style:name="P4" style:family="paragraph" style:parent-style-name="Text">
      <style:text-properties style:font-name="Sahadeva" fo:font-size="16pt" officeooo:paragraph-rsid="00182ff6" style:font-size-asian="16pt" style:font-size-complex="16pt"/>
    </style:style>
    <style:style style:name="P5" style:family="paragraph" style:parent-style-name="Heading_20_1" style:list-style-name="WWNum4">
      <style:text-properties style:font-name="Sahadeva" fo:font-size="16pt" officeooo:paragraph-rsid="00182ff6" style:font-size-asian="16pt" style:font-size-complex="16pt"/>
    </style:style>
    <style:style style:name="P6" style:family="paragraph" style:parent-style-name="Heading_20_1">
      <style:paragraph-properties fo:margin-left="0cm" fo:margin-right="0cm" fo:text-indent="0cm" style:auto-text-indent="false"/>
      <style:text-properties style:font-name="Sahadeva" fo:font-size="16pt" fo:font-weight="normal" officeooo:rsid="0012cbe3" officeooo:paragraph-rsid="00182ff6" style:font-size-asian="16pt" style:font-weight-asian="normal" style:font-size-complex="16pt" style:font-weight-complex="normal"/>
    </style:style>
    <style:style style:name="P7" style:family="paragraph" style:parent-style-name="Text_20_body">
      <style:paragraph-properties fo:margin-top="0cm" fo:margin-bottom="0cm" loext:contextual-spacing="false"/>
    </style:style>
    <style:style style:name="P8" style:family="paragraph" style:parent-style-name="Standard">
      <style:text-properties officeooo:paragraph-rsid="001d979b"/>
    </style:style>
    <style:style style:name="P9" style:family="paragraph" style:parent-style-name="Standard">
      <style:text-properties style:font-name="Sahadeva" fo:font-size="18pt" officeooo:rsid="0012cbe3" officeooo:paragraph-rsid="0012cbe3" style:font-size-asian="18pt" style:font-size-complex="18pt"/>
    </style:style>
    <style:style style:name="P10" style:family="paragraph" style:parent-style-name="Standard">
      <style:text-properties style:font-name="Sahadeva" fo:font-size="16pt" officeooo:paragraph-rsid="001b9bef" style:font-size-asian="16pt" style:font-size-complex="16pt"/>
    </style:style>
    <style:style style:name="P11" style:family="paragraph" style:parent-style-name="Standard">
      <style:text-properties style:font-name="Sahadeva" fo:font-size="16pt" officeooo:paragraph-rsid="001d979b" style:font-size-asian="16pt" style:font-size-complex="16pt"/>
    </style:style>
    <style:style style:name="T1" style:family="text">
      <style:text-properties officeooo:rsid="001445f0"/>
    </style:style>
    <style:style style:name="T2" style:family="text">
      <style:text-properties officeooo:rsid="0015c30e"/>
    </style:style>
    <style:style style:name="T3" style:family="text">
      <style:text-properties officeooo:rsid="00175bc5"/>
    </style:style>
    <style:style style:name="T4" style:family="text">
      <style:text-properties fo:font-size="18pt" style:font-size-asian="18pt" style:font-size-complex="18pt"/>
    </style:style>
    <style:style style:name="T5" style:family="text">
      <style:text-properties fo:font-size="18pt" officeooo:rsid="00197e9a" style:font-size-asian="18pt" style:font-size-complex="18pt"/>
    </style:style>
    <style:style style:name="T6" style:family="text">
      <style:text-properties fo:font-size="18pt" officeooo:rsid="001a1825" style:font-size-asian="18pt" style:font-size-complex="18pt"/>
    </style:style>
    <style:style style:name="T7" style:family="text">
      <style:text-properties fo:font-size="18pt" officeooo:rsid="001d979b" style:font-size-asian="18pt" style:font-size-complex="18pt"/>
    </style:style>
    <style:style style:name="T8" style:family="text">
      <style:text-properties fo:font-size="18pt" officeooo:rsid="001db150" style:font-size-asian="18pt" style:font-size-complex="18pt"/>
    </style:style>
    <style:style style:name="T9" style:family="text">
      <style:text-properties fo:font-size="18pt" officeooo:rsid="001e2a2e" style:font-size-asian="18pt" style:font-size-complex="18pt"/>
    </style:style>
    <style:style style:name="T10" style:family="text">
      <style:text-properties officeooo:rsid="00197e9a"/>
    </style:style>
    <style:style style:name="T11" style:family="text">
      <style:text-properties officeooo:rsid="001a1825"/>
    </style:style>
    <style:style style:name="T12" style:family="text">
      <style:text-properties fo:font-size="16pt" style:font-size-asian="16pt" style:font-size-complex="16pt"/>
    </style:style>
    <style:style style:name="T13" style:family="text">
      <style:text-properties style:font-name="Sahadeva"/>
    </style:style>
    <style:style style:name="T14" style:family="text">
      <style:text-properties style:font-name="Sahadeva" fo:font-size="18pt" style:font-size-asian="18pt" style:font-size-complex="18pt"/>
    </style:style>
    <style:style style:name="T15" style:family="text">
      <style:text-properties style:font-name="Sahadeva" fo:font-size="18pt" officeooo:rsid="001d979b" style:font-size-asian="18pt" style:font-size-complex="18pt"/>
    </style:style>
    <style:style style:name="T16" style:family="text">
      <style:text-properties style:font-name="Sahadeva" fo:font-size="18pt" officeooo:rsid="001db150" style:font-size-asian="18pt" style:font-size-complex="18pt"/>
    </style:style>
    <style:style style:name="T17" style:family="text">
      <style:text-properties style:font-name="Sahadeva" fo:font-size="18pt" officeooo:rsid="001e2a2e" style:font-size-asian="18pt" style:font-size-complex="18pt"/>
    </style:style>
    <style:style style:name="T18" style:family="text">
      <style:text-properties style:font-name="Sahadeva" fo:font-size="16pt" style:font-size-asian="16pt" style:font-size-complex="16pt"/>
    </style:style>
    <style:style style:name="T19" style:family="text">
      <style:text-properties style:font-name="Sahadeva" fo:font-size="16pt" officeooo:rsid="001d979b" style:font-size-asian="16pt" style:font-size-complex="16pt"/>
    </style:style>
    <style:style style:name="T20" style:family="text">
      <style:text-properties style:font-name="Sahadeva" fo:font-size="16pt" officeooo:rsid="001db150" style:font-size-asian="16pt" style:font-size-complex="16pt"/>
    </style:style>
    <style:style style:name="T21" style:family="text">
      <style:text-properties style:font-name="Sahadeva" fo:font-size="16pt" officeooo:rsid="001e2a2e" style:font-size-asian="16pt" style:font-size-complex="16pt"/>
    </style:style>
    <style:style style:name="T22" style:family="text">
      <style:text-properties style:font-name="Sahadeva" fo:font-size="16pt" style:text-underline-style="none" style:font-size-asian="16pt" style:font-size-complex="16pt"/>
    </style:style>
    <style:style style:name="T23" style:family="text">
      <style:text-properties style:font-name="Sahadeva" fo:font-size="16pt" style:text-underline-style="none" fo:background-color="#000000" loext:char-shading-value="0" style:font-size-asian="16pt" style:font-size-complex="16pt"/>
    </style:style>
    <style:style style:name="T24" style:family="text">
      <style:text-properties style:font-name="Sahadeva" fo:font-size="16pt" style:text-underline-style="none" fo:background-color="#000000" loext:char-shading-value="0" style:font-size-asian="16pt" style:font-size-complex="16pt"/>
    </style:style>
    <style:style style:name="T25" style:family="text">
      <style:text-properties style:font-name="Sahadeva" fo:font-size="16pt" style:text-underline-style="none" fo:background-color="transparent" loext:char-shading-value="0" style:font-size-asian="16pt" style:font-size-complex="16pt"/>
    </style:style>
    <style:style style:name="T26" style:family="text">
      <style:text-properties style:font-name="Sahadeva" officeooo:rsid="001d979b"/>
    </style:style>
    <style:style style:name="T27" style:family="text">
      <style:text-properties style:font-name="Sahadeva" officeooo:rsid="001db150"/>
    </style:style>
    <style:style style:name="T28" style:family="text">
      <style:text-properties style:font-name="Sahadeva" officeooo:rsid="001e2a2e"/>
    </style:style>
    <style:style style:name="T29" style:family="text">
      <style:text-properties officeooo:rsid="001e512c"/>
    </style:style>
    <style:style style:name="T30" style:family="text">
      <style:text-properties fo:color="#ce181e" style:font-name="Sahadeva" fo:font-size="16pt" style:text-underline-style="none" fo:background-color="transparent" loext:char-shading-value="0" style:font-size-asian="16pt" style:font-size-complex="16pt"/>
    </style:style>
    <style:style style:name="T31" style:family="text">
      <style:text-properties fo:color="#000000" style:font-name="Sahadeva" fo:font-size="16pt" style:text-underline-style="none" fo:background-color="transparent" loext:char-shading-value="0" style:font-size-asian="16pt" style:font-size-complex="16pt"/>
    </style:style>
    <style:style style:name="T32" style:family="text">
      <style:text-properties style:text-position="33% 8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Abstract</text:p>
      <text:p text:style-name="P1">Deep Networks are applied to classify new peptide sequence into <text:s/><text:span text:style-name="T2">their</text:span> own functional group based on the sequential pattern. Peptides are amino acid sequences <text:span text:style-name="T1">belonging to different functional groups </text:span>with <text:span text:style-name="T1">the invention of each new peptide, complicated wet l</text:span>ab experiments <text:span text:style-name="T1">are to be performed to categorize them</text:span>. The feature extraction process of convolutional neural network is used to derive the different features that distinguish the various <text:span text:style-name="T3">sequences to </text:span>activity of bioactive peptides and the class labels are derived. Categorization onto accurate functional group on the encounter of an unrecognized sequence based only on the sequential information is performed by this abstract feature detection algorithm. </text:p>
      <text:list xml:id="list478549321" text:style-name="WWNum4">
        <text:list-header>
          <text:h text:style-name="P5" text:outline-level="1">Introduction </text:h>
        </text:list-header>
      </text:list>
      <text:p text:style-name="P10"><text:span text:style-name="T10">P</text:span>eptides are naturally <text:span text:style-name="T10">s</text:span>ynthesized <text:span text:style-name="T10">from</text:span> <text:span text:style-name="T29">the </text:span>transcription of a sequence of the genetic code, DNA. Transcription is the biological process of copying a specific DNA gene sequence into a messenger molecule, mRNA, which <text:span text:style-name="T10">has </text:span>the code for a <text:span text:style-name="T10">specific</text:span> peptide or protein. <text:span text:style-name="T10">A</text:span> chain of amino acids join together <text:span text:style-name="T10">through</text:span> peptide bonds to form a single <text:span text:style-name="T10">peptide </text:span>molecule. <text:s/><text:span text:style-name="T11">A</text:span>ny combination of 20 naturally-occurring amino acids combine to form variety of different molecules.Peptide bonds are formed when carboxyl group of one amino acid combines with amino group of another amino acid. </text:p>
      <text:p text:style-name="P8"><text:span text:style-name="T18">Peptides are present in living organism and plays a key role in all biological activity. Bioactive peptides </text:span><text:span text:style-name="T19">are</text:span><text:span text:style-name="T18"> specific protein fragments </text:span><text:span text:style-name="T19">causing</text:span><text:span text:style-name="T18"> positive effect on bodily function or conditions </text:span><text:span text:style-name="T19">to</text:span><text:span text:style-name="T18"> influence health. </text:span><text:span text:style-name="T19">These</text:span><text:span text:style-name="T18"> specific peptide motifs remain inactive within the parent </text:span><text:a xlink:type="simple" xlink:href="https://www.sciencedirect.com/topics/agricultural-and-biological-sciences/polypeptides" text:style-name="Internet_20_link" text:visited-style-name="Visited_20_Internet_20_Link"><text:span text:style-name="T31">polypeptide</text:span></text:a><text:span text:style-name="T18"> chain, but their biological activity becomes </text:span><text:soft-page-break/><text:span text:style-name="T18">activated when they are released by proteolytic enzymes. Bioactive peptides positively influence physiological function by modulating the binding interactions of certain receptors that acts on target cells </text:span><text:span text:style-name="T19">leading</text:span><text:span text:style-name="T18"> to specific physiological responses. They are highly beneficial in humans There is an expanding focus on bioactive peptides because of their health benefits, and they have been considered as the new generation of biologically active regulators. Biological activities that have been attributed to bioactive peptides include antimicrobial, antithrombotic, antihypertensive, opioid, immunomodulatory, mineral binding, and antioxidative effects. </text:span><text:span text:style-name="T20">Bioactive </text:span><text:span text:style-name="T18">Peptides identified so far have been classified or categorized according to their function. </text:span><text:span text:style-name="T21">Bio</text:span><text:span text:style-name="T18">oactive peptides in foods have been discovered through a classical approach or a bioinformatic approach. The classical approach involves hydrolyzing proteins with food-grade proteolytic enzymes to release numerous peptide fragments in the hydrolysate. The hydrolysates are then tested in vitro for a biological activity. If the hydrolysates show good bioactivity, they are then confirmed through in vivo testing. The biologically active hydrolysate could then be developed into a functional food. The bioactive peptides in the hydrolysates could also be separated and purified into nutraceuticals for nonpharmacological therapy.</text:span><text:bookmark text:name="__p3"/><text:span text:style-name="T18">On the other hand, the bioinformatic (in silico) approach relies on information available on a database to determine the frequency of occurrence of already identified bioactive peptides in a protein of interest. Specific enzymes that can cleave the identified segments from the parent protein are chosen to hydrolyze the </text:span><text:soft-page-break/><text:span text:style-name="T18">peptides. This strategy enhances the identification of known peptides from unknown proteins.</text:span></text:p>
      <text:p text:style-name="P11"/>
      <text:p text:style-name="P4">All peptides are made up of various combination of the 20 amino acid. The following list gives the Fasta format, which is a single letter format used extensively in computational classification. The necessary information for the sequence-based peptide classification is available in Biopep and Uniprot database. Peptides are classified based on functional activities. Testing large libraries of peptide compounds through wet-lab experimentation for all these activities can be time intensive, when cellular or animal models are involved. Mathematical models are essential to narrow down the experimental work the receptors and pathways where they are involved. The Classifier uses amino-acid sequences of the peptides as inputs and various functional activities as output classes. In a multilabel based classification procedure, any peptide may be categorized into one or more functional classes. An antiangiogenic peptide may also show properties of antimicrobial and may belong to both the classes.</text:p>
      <text:p text:style-name="P2">Machine Learning is an application of artificial Intelligence where a system learns automatically by experience and the system improves by practice. Deep neural networks discover highly complex patterns present in the input data and their relationship to the output classes and they find their application in problems involving large input data. A convolutional neural network in all its similarity looks more like a multi-layer perceptron network but the difference is mostly in the network learning process, structure and usage purposes. LSTM <text:soft-page-break/>RNN helps in learning from long range contextual information. </text:p>
      <text:p text:style-name="P4">Out of many deep learning architectures, the convolutional neural network is among the best performing models for pattern recognition in areas such as computer vision, natural language processing and speech recognition. Convolutional neural networks was designed with inspiration from biological process that happens in the receptive field of the animal visual cortex structure. The receptive fields are restricted region of the visual field with responsive cortical neuron, they partially overlap to cover the entire visual field. Convolutional Neural Network use convolutional kernels as motif scanners to recognize patterns during the training process. Convolutional kernels perform adaptive learning for features This approach when applied for classification procedure makes the process much easier compared to traditional classification approaches using complex mathematical procedures.</text:p>
      <text:p text:style-name="P4">LSTMs are better than RNN since they can selectively remember patterns after a long durations of time. In the conventional feed-forward neural networks, all events in the data are independent from each other. Therefore, during the training process there is no consideration of the previous events or data. In an RNN, the information or data cycles through a loop and the output is based on considering the present input and based on the learning that happened for the previous inputs. <text:s/>It makes a copy of that output and sends it back in a loop into the network. Backward-Propagation is propagating backwards through the neural network and calculate <text:soft-page-break/>the partial derivatives of the error, and it is subtracted from the weights. Gradient Descent algorithm uses the derivative to minimize a given function iteratively by adjusting the weights. In a neural network training process, the network learns during the backpropagation process. The unrolled RNN is the RNN, which is unrolled after the equal sign. After the equal sign the looping is halted and the different timesteps are visualized for analysis based on different timestep. <text:s/>In this RNN with sequence of Neural Networks, the error is back-propagated from the last to the first timestep, while unrolling all the timesteps. The error is calculated for each timestep which is computationally expensive when there are high number of timesteps, and the weights need to be updated after each timestep. </text:p>
      <text:p text:style-name="P4"><text:s text:c="2"/>A gradient which is the slope of a function, measures the output variations of a function when there are little variations in the inputs. If the gradient value is higher, the slope is steeper, and the model learns faster. But if the slope is zero, the model never learns. A gradient simply measures the change in the weights with every variation in the error function. Exploding Gradients are when the algorithm assigns an insanely high value to the weights and increases accordingly. <text:s/>A solution can be brought out by truncating or squashing the gradients. When the gradient value is too small, it is called Vanishing gradient and the model stops learning or takes a long time to learn. A solution was brought out through the concept of LSTM by Sepp Hochreiter and Juergen Schmidhuber,. Long <text:soft-page-break/>Short-Term Memory (LSTM) networks basically extends the memory time in a recurrent neural network. This enables the learning to happen from previous experiences that has long in between time lags which may be important. LSTM’s gives RNN’s the capacity to remember their inputs for a long time. This is made feasible by the provision of memory in LSTM that holds the information similar to the memory of a computer which enables in reading, writing and deleting information from the memory. This LSTM memory is implemented as a gated cell, where the cell makes the decision whether to store or delete information. This is done solely based on the value it assigns to the received information. It assigns the value based on weights, which is a parameter learned during the training process.</text:p>
      <text:p text:style-name="P3">The process of machine learning happens in two steps, a <text:s/>training step followed by testing. Training is performed on training data set which is predetermined usually as two three fourth of the total input data. As a first step, the weights assigned to the neurons are manipulated iteratively to generate output value that is closer to the expected ones. In the next step, the test data set which is different from the training data set is used and the benchmarking values are collected. Accuracy is an important benchmark value that gives the percentage of the test data set that are accurately classified. In the proposed model the the amino acid sequences in FASTA format are used as input, and the output is classification label indicating each class of bioactive peptides. </text:p>
      <text:p text:style-name="P3"><text:soft-page-break/></text:p>
      <text:p text:style-name="P3"/>
      <text:p text:style-name="P3"/>
      <text:p text:style-name="P3"/>
      <text:p text:style-name="P3"/>
      <text:h text:style-name="P6" text:outline-level="1">Bioactive Peptides</text:h>
      <text:p text:style-name="P7"><text:a xlink:type="simple" xlink:href="https://www.ncbi.nlm.nih.gov/pubmed/?term=Daliri%20EB%5BAuthor%5D&amp;cauthor=true&amp;cauthor_uid=28445415" text:style-name="Internet_20_link" text:visited-style-name="Visited_20_Internet_20_Link">Eric Banan-Mwine Daliri</text:a>,<text:span text:style-name="T32">1</text:span> <text:a xlink:type="simple" xlink:href="https://www.ncbi.nlm.nih.gov/pubmed/?term=Oh%20DH%5BAuthor%5D&amp;cauthor=true&amp;cauthor_uid=28445415" text:style-name="Internet_20_link" text:visited-style-name="Visited_20_Internet_20_Link">Deog H. Oh</text:a>,<text:span text:style-name="T32">1</text:span> and <text:a xlink:type="simple" xlink:href="https://www.ncbi.nlm.nih.gov/pubmed/?term=Lee%20BH%5BAuthor%5D&amp;cauthor=true&amp;cauthor_uid=28445415" text:style-name="Internet_20_link" text:visited-style-name="Visited_20_Internet_20_Link">Byong H. Lee</text:a><text:span text:style-name="T32">1,</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hadeva" svg:font-family="Sahadev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Abstract" style:family="paragraph" style:default-outline-level="">
      <style:paragraph-properties fo:margin-left="0cm" fo:margin-right="0cm" fo:margin-top="0cm" fo:margin-bottom="0.353cm" loext:contextual-spacing="false" fo:text-align="justify" style:justify-single-word="false" fo:orphans="2" fo:widows="2" fo:text-indent="0.48cm" style:auto-text-indent="false" style:writing-mode="lr-tb"/>
      <style:text-properties fo:font-size="9pt" fo:language="en" fo:country="US" fo:font-weight="bold" style:font-size-asian="9pt" style:language-asian="en" style:country-asian="US" style:font-weight-asian="bold" style:font-size-complex="9pt" style:font-weight-complex="bold"/>
    </style:style>
    <style:style style:name="Text" style:family="paragraph" style:parent-style-name="Standard" style:default-outline-level="" style:class="extra">
      <style:paragraph-properties fo:margin-left="0cm" fo:margin-right="0cm" fo:line-height="105%" fo:text-align="justify" style:justify-single-word="false" fo:orphans="0" fo:widows="0" fo:text-indent="0.356cm" style:auto-text-indent="false"/>
      <style:text-properties style:font-name-asian="Times New Roman" style:font-family-asian="'Times New Roman'" style:font-family-generic-asian="system" style:font-pitch-asian="variable"/>
    </style:style>
    <style:style style:name="Heading_20_1" style:display-name="Heading 1" style:family="paragraph" style:parent-style-name="Standard" style:next-style-name="Standard" style:default-outline-level="1" style:class="text">
      <style:paragraph-properties fo:margin-top="0.282cm" fo:margin-bottom="0.141cm" loext:contextual-spacing="false" fo:keep-together="always" fo:keep-with-next="always">
        <style:tab-stops>
          <style:tab-stop style:position="0.381cm"/>
        </style:tab-stops>
      </style:paragraph-properties>
      <style:text-properties fo:font-variant="small-caps"/>
    </style:style>
    <style:style style:name="ListLabel_20_19" style:display-name="ListLabel 19" style:family="text">
      <style:text-properties fo:font-variant="normal" fo:text-transform="none" style:use-window-font-color="true" style:text-line-through-style="none" style:text-line-through-type="none" style:text-position="0% 100%" fo:font-size="10pt" style:font-size-asian="10pt" style:font-name-complex="Times New Roman" style:font-family-complex="'Times New Roman'" style:font-family-generic-complex="system" style:font-pitch-complex="variable" style:font-size-complex="10pt" text:display="true"/>
    </style:style>
    <style:style style:name="ListLabel_20_20" style:display-name="ListLabel 20"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 style:font-family-complex="'Times New Roman'" style:font-family-generic-complex="system" style:font-pitch-complex="variable" style:font-size-complex="10pt" style:font-style-complex="italic" style:font-weight-complex="normal" text:display="true"/>
    </style:style>
    <style:style style:name="ListLabel_20_21" style:display-name="ListLabel 21"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 style:font-family-complex="'Times New Roman'" style:font-family-generic-complex="system" style:font-pitch-complex="variable" style:font-size-complex="10pt" style:font-style-complex="italic" style:font-weight-complex="normal" text:display="true"/>
    </style:style>
    <style:style style:name="ListLabel_20_22" style:display-name="ListLabel 22" style:family="text">
      <style:text-properties fo:font-size="10pt" fo:font-style="italic" fo:font-weight="normal" style:font-size-asian="10pt" style:font-style-asian="italic" style:font-weight-asian="normal" style:font-name-complex="Times New Roman" style:font-family-complex="'Times New Roman'" style:font-family-generic-complex="system" style:font-pitch-complex="variable" style:font-size-complex="10pt" style:font-style-complex="italic" style:font-weight-complex="normal"/>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complex="Times New Roman"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4">
      <text:list-level-style-number text:level="1" text:style-name="ListLabel_20_19"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ListLabel_20_21"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22" style:num-suffix=")" style:num-format="a" style:num-letter-sync="true">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23" style:num-suffix="​"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24"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25"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26"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27"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6T12:23:14.263055533</meta:creation-date>
    <dc:date>2019-11-07T19:04:57.815129981</dc:date>
    <meta:editing-duration>PT9H43M27S</meta:editing-duration>
    <meta:editing-cycles>3</meta:editing-cycles>
    <meta:generator>LibreOffice/6.0.7.3$Linux_X86_64 LibreOffice_project/00m0$Build-3</meta:generator>
    <meta:document-statistic meta:table-count="0" meta:image-count="0" meta:object-count="0" meta:page-count="7" meta:paragraph-count="13" meta:word-count="1486" meta:character-count="9834" meta:non-whitespace-character-count="8347"/>
  </office:meta>
</office:document-meta>
</file>